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4.979cm" style:rel-column-width="19195*"/>
    </style:style>
    <style:style style:name="Tabla2.B" style:family="table-column">
      <style:table-column-properties style:column-width="7.481cm" style:rel-column-width="28837*"/>
    </style:style>
    <style:style style:name="Tabla2.C" style:family="table-column">
      <style:table-column-properties style:column-width="4.54cm" style:rel-column-width="17503*"/>
    </style:style>
    <style:style style:name="Tabla2.1" style:family="table-row">
      <style:table-row-properties style:min-row-height="1.66cm"/>
    </style:style>
    <style:style style:name="Tabla2.A1" style:family="table-cell">
      <style:table-cell-properties fo:padding="0.097cm" fo:border-left="none" fo:border-right="none" fo:border-top="none" fo:border-bottom="1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777cm" style:rel-column-width="33835*"/>
    </style:style>
    <style:style style:name="Table1.B" style:family="table-column">
      <style:table-column-properties style:column-width="8.223cm" style:rel-column-width="31700*"/>
    </style:style>
    <style:style style:name="Table1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.A2" style:family="table-cell">
      <style:table-cell-properties fo:padding="0.097cm" fo:border-left="0.05pt solid #000000" fo:border-right="none" fo:border-top="none" fo:border-bottom="none"/>
    </style:style>
    <style:style style:name="Table1.B2" style:family="table-cell">
      <style:table-cell-properties fo:padding="0.097cm" fo:border-left="none" fo:border-right="0.05pt solid #000000" fo:border-top="none" fo:border-bottom="none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none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1.522cm" style:rel-column-width="44415*"/>
    </style:style>
    <style:style style:name="Table2.B" style:family="table-column">
      <style:table-column-properties style:column-width="5.479cm" style:rel-column-width="21120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9" style:family="table-cell">
      <style:table-cell-properties fo:padding="0.097cm" fo:border="none"/>
    </style:style>
    <style:style style:name="Firmas" style:family="table">
      <style:table-properties style:width="17cm" table:align="margins"/>
    </style:style>
    <style:style style:name="Firmas.A" style:family="table-column">
      <style:table-column-properties style:column-width="8.5cm" style:rel-column-width="32767*"/>
    </style:style>
    <style:style style:name="Firmas.B" style:family="table-column">
      <style:table-column-properties style:column-width="8.5cm" style:rel-column-width="32768*"/>
    </style:style>
    <style:style style:name="Firmas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12" style:family="paragraph" style:parent-style-name="Table_20_Contents">
      <style:paragraph-properties fo:text-align="end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font-size="14pt" style:font-size-asian="14pt" style:font-size-complex="14pt"/>
    </style:style>
    <style:style style:name="P15" style:family="paragraph" style:parent-style-name="Table_20_Contents">
      <style:paragraph-properties fo:text-align="start" style:justify-single-word="false" fo:background-color="#83caff">
        <style:background-image/>
      </style:paragraph-properties>
      <style:text-properties fo:font-weight="bold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 fo:background-color="#ffff66">
        <style:background-image/>
      </style:paragraph-properties>
      <style:text-properties fo:font-weight="bold" style:font-weight-asian="bold" style:font-weight-complex="bold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ourier New" fo:font-size="12pt" fo:font-weight="bold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left="0cm" fo:margin-right="0cm" fo:text-indent="0cm" style:auto-text-indent="false"/>
      <style:text-properties style:font-name="Liberation Sans" fo:font-size="7pt" fo:font-weight="bold" style:font-size-asian="7pt" style:font-weight-asian="bold" style:font-size-complex="7pt" style:font-weight-complex="bold"/>
    </style:style>
    <style:style style:name="P20" style:family="paragraph" style:parent-style-name="Header">
      <style:paragraph-properties fo:text-align="end" style:justify-single-word="false">
        <style:tab-stops>
          <style:tab-stop style:position="6.23cm" style:type="center"/>
          <style:tab-stop style:position="14.499cm" style:type="right"/>
        </style:tab-stops>
      </style:paragraph-properties>
      <style:text-properties style:font-name="Liberation Sans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Header">
      <style:paragraph-properties fo:text-align="end" style:justify-single-word="false">
        <style:tab-stops>
          <style:tab-stop style:position="6.23cm" style:type="center"/>
          <style:tab-stop style:position="14.499cm" style:type="right"/>
        </style:tab-stops>
      </style:paragraph-properties>
      <style:text-properties style:use-window-font-color="true" style:font-name="Liberation Sans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Header">
      <style:paragraph-properties fo:text-align="end" style:justify-single-word="false">
        <style:tab-stops>
          <style:tab-stop style:position="6.23cm" style:type="center"/>
          <style:tab-stop style:position="14.499cm" style:type="right"/>
        </style:tab-stops>
      </style:paragraph-properties>
      <style:text-properties style:use-window-font-color="true" style:font-name="Liberation Sans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style:font-size-asian="12pt" style:font-weight-asian="normal" style:font-weight-complex="normal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size-asian="12pt"/>
    </style:style>
    <style:style style:name="fr1" style:family="graphic" style:parent-style-name="Frame">
      <style:graphic-properties style:run-through="foreground" style:wrap="none" style:vertical-pos="from-top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17"><draw:frame draw:style-name="fr1" draw:name="image: asimage(user.company_id.logo)" text:anchor-type="as-char" svg:y="-1.02cm" svg:width="2.499cm" draw:z-index="1"><draw:text-box fo:min-height="0.64cm"><text:p text:style-name="Frame_20_contents"/></draw:text-box></draw:frame></text:p>
          </table:table-cell>
          <table:table-cell table:style-name="Tabla2.A1" office:value-type="string">
            <text:p text:style-name="P18"><text:text-input text:description="&lt;user.company_id.name&gt;">Nombre Empresa</text:text-input></text:p>
            <text:p text:style-name="P19"><text:text-input text:description="&lt;user.company_id.partner_id.address[0].street&gt;">Direccion 1</text:text-input></text:p>
            <text:p text:style-name="P19"><text:text-input text:description="&lt;user.company_id.partner_id.address[0].street2&gt;">Direccion 2</text:text-input></text:p>
            <text:p text:style-name="P19"><text:text-input text:description="&lt;user.company_id.partner_id.address[0].zip&gt;">Codigo Postal</text:text-input> - <text:text-input text:description="&lt;user.company_id.partner_id.address[0].city&gt;">Ciudad</text:text-input> - <text:text-input text:description="&lt;user.company_id.partner_id.address[0].country_id.name&gt;">Pais</text:text-input></text:p>
            <text:p text:style-name="P19"><text:text-input text:description="&lt;user.company_id.partner_id.address[0].phone&gt;">Telefono</text:text-input> - <text:text-input text:description="&lt;user.company_id.partner_id.address[0].email&gt;">Email</text:text-input></text:p>
            <text:p text:style-name="P19">RUC: <text:text-input text:description="&lt;user.company_id.partner_id.ref&gt;">RUC</text:text-input></text:p>
          </table:table-cell>
          <table:table-cell table:style-name="Tabla2.A1" office:value-type="string">
            <text:p text:style-name="P20"><text:span text:style-name="T4">Referencia :</text:span> </text:p>
            <text:p text:style-name="P22"><text:text-input text:description="&lt;o.number&gt;">Referencia</text:text-input></text:p>
            <text:p text:style-name="P21"><draw:frame draw:style-name="fr1" draw:name="image: barcode(o.number, 'code128')" text:anchor-type="as-char" svg:y="-1.02cm" svg:width="2.653cm" draw:z-index="0"><draw:text-box fo:min-height="0.614cm"><text:p text:style-name="Frame_20_contents"/></draw:text-box></draw:frame></text:p>
          </table:table-cell>
        </table:table-row>
      </table:table>
      <text:p text:style-name="P1"/>
      <text:p text:style-name="P1">Rol de Pagos</text:p>
      <text:p text:style-name="P13">Datos del Empleado: 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8">Nombre: <text:span text:style-name="T2"><text:text-input text:description="&lt;o.employee_id&gt;">Nombre Empleado</text:text-input></text:span></text:p>
          </table:table-cell>
          <table:covered-table-cell/>
        </table:table-row>
        <table:table-row>
          <table:table-cell table:style-name="Table1.A2" office:value-type="string">
            <text:p text:style-name="P8">Documento de Identidad:<text:span text:style-name="T2"> </text:span><text:span text:style-name="T2"><text:text-input text:description="&lt;o.employee_id.identification_id&gt;">Cédula/Pasaporte</text:text-input></text:span></text:p>
          </table:table-cell>
          <table:table-cell table:style-name="Table1.B2" office:value-type="string">
            <text:p text:style-name="P8">Cargo:<text:span text:style-name="T2"> </text:span><text:span text:style-name="T3"><text:text-input text:description="&lt;o.contract_id.employee_id.job_id or ''&gt;">Puesto</text:text-input></text:span></text:p>
          </table:table-cell>
        </table:table-row>
        <table:table-row>
          <table:table-cell table:style-name="Table1.A2" office:value-type="string">
            <text:p text:style-name="P8"><text:span text:style-name="T6">Desde:</text:span><text:span text:style-name="T3"> </text:span><text:span text:style-name="T3"><text:text-input text:description="&lt;o.date_from&gt;">Fecha Desde</text:text-input></text:span></text:p>
          </table:table-cell>
          <table:table-cell table:style-name="Table1.B2" office:value-type="string">
            <text:p text:style-name="P8">Hasta: <text:span text:style-name="T2"><text:text-input text:description="&lt;o.date_to&gt;">Fecha Hasta</text:text-input></text:span></text:p>
          </table:table-cell>
        </table:table-row>
        <table:table-row>
          <table:table-cell table:style-name="Table1.A4" office:value-type="string">
            <text:p text:style-name="P8">Fecha de Ingreso: <text:span text:style-name="T2"><text:text-input text:description="&lt;o.contract_id.date_start&gt;">Fecha Ingreso</text:text-input></text:span></text:p>
          </table:table-cell>
          <table:table-cell table:style-name="Table1.B4" office:value-type="string">
            <text:p text:style-name="P8">Fecha de Salida: <text:span text:style-name="T2"><text:text-input text:description="&lt;o.contract_id.date_end&gt;">Fecha Salida</text:text-input></text:span></text:p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15">INGRESOS</text:p>
          </table:table-cell>
          <table:covered-table-cell/>
        </table:table-row>
        <table:table-row>
          <table:table-cell table:style-name="Table2.A2" office:value-type="string">
            <text:p text:style-name="P6"><text:text-input text:description="&lt;for each=&quot;line in o.line_ids&quot;&gt;">&lt;for each="line in ingresos"&gt;</text:text-input></text:p>
          </table:table-cell>
          <table:table-cell table:style-name="Table2.B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11"><text:text-input text:description="&lt;if test=&quot;line.salary_rule_id&quot;&gt;">&lt;if test="line.salary_rule_id"&gt;</text:text-input></text:p>
          </table:table-cell>
          <table:table-cell table:style-name="Table2.B2" office:value-type="string">
            <text:p text:style-name="P9"/>
          </table:table-cell>
        </table:table-row>
        <table:table-row>
          <table:table-cell table:style-name="Table2.B2" table:number-columns-spanned="2" office:value-type="string">
            <text:p text:style-name="P11"><text:text-input text:description="&lt;if test=&quot;(line.salary_rule_id.category_id.type == 'input' and line.salary_rule_id.category_id.code != 'CONT')&quot;&gt;">&lt;if test="(line.salary_rule_id.category_id.type == 'input' and line.salary_rule_id.category_id.code != 'CONT')"&gt;</text:text-input></text:p>
          </table:table-cell>
          <table:covered-table-cell/>
        </table:table-row>
        <table:table-row>
          <table:table-cell table:style-name="Table2.A2" office:value-type="string">
            <text:p text:style-name="P9"><text:text-input text:description="&lt;line.name&gt;">Nombre-I</text:text-input></text:p>
          </table:table-cell>
          <table:table-cell table:style-name="Table2.B2" office:value-type="string">
            <text:p text:style-name="P9"><text:text-input text:description="&lt;&quot;{0:.2f}&quot;.format(line.total)&gt;">total</text:text-input></text:p>
          </table:table-cell>
        </table:table-row>
        <table:table-row>
          <table:table-cell table:style-name="Table2.A2" office:value-type="string">
            <text:p text:style-name="P11"><text:text-input text:description="&lt;/if&gt;">&lt;/if&gt;</text:text-input></text:p>
          </table:table-cell>
          <table:table-cell table:style-name="Table2.B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11"><text:text-input text:description="&lt;/if&gt;">&lt;/if&gt;</text:text-input></text:p>
          </table:table-cell>
          <table:table-cell table:style-name="Table2.B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11"><text:text-input text:description="&lt;if test=&quot;line.extra_i_o_id&quot;&gt;">&lt;if test="line.extra_i_o_id"&gt;</text:text-input></text:p>
          </table:table-cell>
          <table:table-cell table:style-name="Table2.B2" office:value-type="string">
            <text:p text:style-name="P9"/>
          </table:table-cell>
        </table:table-row>
        <table:table-row>
          <table:table-cell table:style-name="Table2.B2" table:number-columns-spanned="2" office:value-type="string">
            <text:p text:style-name="P11"><text:text-input text:description="&lt;if test=&quot;(line.extra_i_o_id.category_id.type == 'input' and line.extra_i_o_id.category_id.code != 'CONT')&quot;&gt;">&lt;if test="(line.extra_i_o_id.category_id.type == 'input' and line.extra_i_o_id.category_id.code != 'CONT')"&gt;</text:text-input></text:p>
          </table:table-cell>
          <table:covered-table-cell/>
        </table:table-row>
        <table:table-row>
          <table:table-cell table:style-name="Table2.A2" office:value-type="string">
            <text:p text:style-name="P9"><text:text-input text:description="&lt;line.name&gt;">Nombre-I</text:text-input></text:p>
          </table:table-cell>
          <table:table-cell table:style-name="Table2.B2" office:value-type="string">
            <text:p text:style-name="P9"><text:text-input text:description="&lt;&quot;{0:.2f}&quot;.format(line.total)&gt;">total</text:text-input></text:p>
          </table:table-cell>
        </table:table-row>
        <table:table-row>
          <table:table-cell table:style-name="Table2.A2" office:value-type="string">
            <text:p text:style-name="P11"><text:text-input text:description="&lt;/if&gt;">&lt;/if&gt;</text:text-input></text:p>
          </table:table-cell>
          <table:table-cell table:style-name="Table2.B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11"><text:text-input text:description="&lt;/if&gt;">&lt;/if&gt;</text:text-input></text:p>
          </table:table-cell>
          <table:table-cell table:style-name="Table2.B2" office:value-type="string">
            <text:p text:style-name="P9"/>
          </table:table-cell>
        </table:table-row>
        <table:table-row>
          <table:table-cell table:style-name="Table2.B2" table:number-columns-spanned="2" office:value-type="string">
            <text:p text:style-name="P6"><text:text-input text:description="&lt;/for&gt;">&lt;/for&gt;</text:text-input></text:p>
          </table:table-cell>
          <table:covered-table-cell/>
        </table:table-row>
        <table:table-row>
          <table:table-cell table:style-name="Table2.A2" office:value-type="string">
            <text:p text:style-name="P12"><text:span text:style-name="T5">TOTAL INGRESOS</text:span> : </text:p>
          </table:table-cell>
          <table:table-cell table:style-name="Table2.B2" office:value-type="string">
            <text:p text:style-name="P12"><text:text-input text:description="&lt;&quot;{0:.2f}&quot;.format(o.inputs+o.other_inputs)&gt;">Total Ingresos</text:text-input></text:p>
          </table:table-cell>
        </table:table-row>
        <table:table-row>
          <table:table-cell table:style-name="Table2.B2" table:number-columns-spanned="2" office:value-type="string">
            <text:p text:style-name="P16">EGRESOS</text:p>
          </table:table-cell>
          <table:covered-table-cell/>
        </table:table-row>
        <table:table-row>
          <table:table-cell table:style-name="Table2.B2" table:number-columns-spanned="2" office:value-type="string">
            <text:p text:style-name="P6"><text:text-input text:description="&lt;for each=&quot;line in o.line_ids&quot;&gt;">&lt;for each="line in egresos"&gt;</text:text-input></text:p>
          </table:table-cell>
          <table:covered-table-cell/>
        </table:table-row>
        <table:table-row>
          <table:table-cell table:style-name="Table2.B2" table:number-columns-spanned="2" office:value-type="string">
            <text:p text:style-name="P11"><text:text-input text:description="&lt;if test=&quot;line.salary_rule_id&quot;&gt;">&lt;if test="line.salary_rule_id"&gt;</text:text-input></text:p>
          </table:table-cell>
          <table:covered-table-cell/>
        </table:table-row>
        <table:table-row>
          <table:table-cell table:style-name="Table2.B2" table:number-columns-spanned="2" office:value-type="string">
            <text:p text:style-name="P11"><text:text-input text:description="&lt;if test=&quot;(line.salary_rule_id.category_id.type == 'output' and line.salary_rule_id.category_id.code != 'CONT')&quot;&gt;">&lt;if test="(line.salary_rule_id.category_id.type == 'output' and line.salary_rule_id.category_id.code != 'CONT')"&gt;</text:text-input></text:p>
          </table:table-cell>
          <table:covered-table-cell/>
        </table:table-row>
        <table:table-row>
          <table:table-cell table:style-name="Table2.A2" office:value-type="string">
            <text:p text:style-name="P9"><text:text-input text:description="&lt;line.name&gt;">Name-E</text:text-input></text:p>
          </table:table-cell>
          <table:table-cell table:style-name="Table2.B2" office:value-type="string">
            <text:p text:style-name="P9"><text:text-input text:description="&lt;&quot;{0:.2f}&quot;.format(line.total)&gt;">Total</text:text-input></text:p>
          </table:table-cell>
        </table:table-row>
        <table:table-row>
          <table:table-cell table:style-name="Table2.B2" table:number-columns-spanned="2" office:value-type="string">
            <text:p text:style-name="P11"><text:text-input text:description="&lt;/if&gt;">&lt;/if&gt;</text:text-input></text:p>
          </table:table-cell>
          <table:covered-table-cell/>
        </table:table-row>
        <table:table-row>
          <table:table-cell table:style-name="Table2.B2" table:number-columns-spanned="2" office:value-type="string">
            <text:p text:style-name="P11"><text:text-input text:description="&lt;/if&gt;">&lt;/if&gt;</text:text-input></text:p>
          </table:table-cell>
          <table:covered-table-cell/>
        </table:table-row>
        <table:table-row>
          <table:table-cell table:style-name="Table2.B2" table:number-columns-spanned="2" office:value-type="string">
            <text:p text:style-name="P11"><text:text-input text:description="&lt;if test=&quot;line.extra_i_o_id&quot;&gt;">&lt;if test="line.extra_i_o_id"&gt;</text:text-input></text:p>
          </table:table-cell>
          <table:covered-table-cell/>
        </table:table-row>
        <table:table-row>
          <table:table-cell table:style-name="Table2.B2" table:number-columns-spanned="2" office:value-type="string">
            <text:p text:style-name="P11"><text:text-input text:description="&lt;if test=&quot;(line.extra_i_o_id.category_id.type == 'output' and line.extra_i_o_id.category_id.code != 'CONT')&quot;&gt;">&lt;if test="(line.extra_i_o_id.category_id.type == 'output' and line.extra_i_o_id.category_id.code != 'CONT')"&gt;</text:text-input></text:p>
          </table:table-cell>
          <table:covered-table-cell/>
        </table:table-row>
        <table:table-row>
          <table:table-cell table:style-name="Table2.A2" office:value-type="string">
            <text:p text:style-name="P9"><text:text-input text:description="&lt;line.name&gt;">Name-E</text:text-input></text:p>
          </table:table-cell>
          <table:table-cell table:style-name="Table2.B2" office:value-type="string">
            <text:p text:style-name="P9"><text:text-input text:description="&lt;&quot;{0:.2f}&quot;.format(line.total)&gt;">Total</text:text-input></text:p>
          </table:table-cell>
        </table:table-row>
        <table:table-row>
          <table:table-cell table:style-name="Table2.B2" table:number-columns-spanned="2" office:value-type="string">
            <text:p text:style-name="P11"><text:text-input text:description="&lt;/if&gt;">&lt;/if&gt;</text:text-input></text:p>
          </table:table-cell>
          <table:covered-table-cell/>
        </table:table-row>
        <table:table-row>
          <table:table-cell table:style-name="Table2.B2" table:number-columns-spanned="2" office:value-type="string">
            <text:p text:style-name="P11"><text:text-input text:description="&lt;/if&gt;">&lt;/if&gt;</text:text-input></text:p>
          </table:table-cell>
          <table:covered-table-cell/>
        </table:table-row>
        <table:table-row>
          <table:table-cell table:style-name="Table2.B2" table:number-columns-spanned="2" office:value-type="string">
            <text:p text:style-name="P6"><text:text-input text:description="&lt;/for&gt;">&lt;/for&gt;</text:text-input></text:p>
          </table:table-cell>
          <table:covered-table-cell/>
        </table:table-row>
        <table:table-row>
          <table:table-cell table:style-name="Table2.A2" office:value-type="string">
            <text:p text:style-name="P12"><text:span text:style-name="T5">TOTAL EGRESOS</text:span> : </text:p>
          </table:table-cell>
          <table:table-cell table:style-name="Table2.B2" office:value-type="string">
            <text:p text:style-name="P12"><text:text-input text:description="&lt;&quot;{0:.2f}&quot;.format(o.outputs)&gt;">Total Egresos</text:text-input></text:p>
          </table:table-cell>
        </table:table-row>
        <text:soft-page-break/>
        <table:table-row>
          <table:table-cell table:style-name="Table2.A29" table:number-columns-spanned="2" office:value-type="string">
            <text:p text:style-name="P14"><text:span text:style-name="T1">Total a Recibir : $</text:span> <text:span text:style-name="T1"><text:text-input text:description="&lt;&quot;{0:.2f}&quot;.format(o.inputs+o.other_inputs+o.outputs)&gt;">Neto</text:text-input></text:span></text:p>
          </table:table-cell>
          <table:covered-table-cell/>
        </table:table-row>
      </table:table>
      <text:p text:style-name="P3"/>
      <table:table table:name="Firmas" table:style-name="Firmas">
        <table:table-column table:style-name="Firmas.A"/>
        <table:table-column table:style-name="Firmas.B"/>
        <table:table-row>
          <table:table-cell table:style-name="Firmas.A1" office:value-type="string">
            <text:p text:style-name="P10"/>
            <text:p text:style-name="P10"/>
            <text:p text:style-name="P10">_______________________</text:p>
            <text:p text:style-name="P10">Firma Autorizada</text:p>
          </table:table-cell>
          <table:table-cell table:style-name="Firmas.A1" office:value-type="string">
            <text:p text:style-name="P4"/>
            <text:p text:style-name="P4"/>
            <text:p text:style-name="P4">_______________________</text:p>
            <text:p text:style-name="P4">Recibí Conforme</text:p>
            <text:p text:style-name="P7"><text:text-input text:description="&lt;o.employee_id&gt;">Nombre Empleado</text:text-input></text:p>
            <text:p text:style-name="P7"><text:text-input text:description="&lt;o.employee_id.identification_id&gt;">Cédula/Pasaporte</text:text-input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C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C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7.25cm" style:type="center"/>
          <style:tab-stop style:position="14.499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Ormaza</meta:initial-creator>
    <meta:creation-date>2011-09-05T10:53:13</meta:creation-date>
    <meta:generator>LibreOffice/3.5$Linux_x86 LibreOffice_project/350m1$Build-2</meta:generator>
    <dc:date>2013-05-28T12:50:20</dc:date>
    <dc:creator>Carlos Yumbillo</dc:creator>
    <meta:editing-duration>PT7H58M2S</meta:editing-duration>
    <meta:editing-cycles>70</meta:editing-cycles>
    <meta:document-statistic meta:table-count="4" meta:image-count="0" meta:object-count="0" meta:page-count="2" meta:paragraph-count="60" meta:word-count="144" meta:character-count="1244" meta:non-whitespace-character-count="1152"/>
  </office:meta>
</office:document-meta>
</file>